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9cm" fo:margin-bottom="2.9cm" fo:margin-left="2.9cm" fo:margin-right="2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2:05:39.113186756</meta:creation-date>
    <dc:date>2021-01-08T12:11:21.314150415</dc:date>
    <meta:editing-duration>PT5M4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